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8.51pt"/>
    </style:style>
    <style:style style:name="co2" style:family="table-column">
      <style:table-column-properties fo:break-before="auto" style:column-width="297.44pt"/>
    </style:style>
    <style:style style:name="co3" style:family="table-column">
      <style:table-column-properties fo:break-before="auto" style:column-width="24.29pt"/>
    </style:style>
    <style:style style:name="co4" style:family="table-column">
      <style:table-column-properties fo:break-before="auto" style:column-width="34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erated_bom-2-4-cornercub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asteners</text:p>
          </table:table-cell>
          <table:table-cell office:value-type="string" calcext:value-type="string">
            <text:p>M5x40 SHC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5x30 BHC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x30 SHC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5x10 BHC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5x16 BHC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5 Hexnut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5 T-nut HNTAJ5-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 T-nut HNTAJ5-3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 Threaded Insert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x12 SHCS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5 1mm Spacer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2x10 Self-tapping Screw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x40 SHC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 Wash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x20 SHC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x16 SHCS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x8 SHCS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 Hexnu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4 Knurled Nut (DIN 466-B)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 Hammer Head T-nuts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4x6 BHC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3x6 BHC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Motion</text:p>
          </table:table-cell>
          <table:table-cell office:value-type="string" calcext:value-type="string">
            <text:p>GT2 20T Pulley (5mm ID 6mm W)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695 Bearing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T2 20T Toothed Idler (5mm ID 6mm W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T2 20T Toothed Idler (5mm ID 9mm W)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25 Bearing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x60mm Shaf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T2 16T Pulley (5mm ID 6mm W)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T2 80T Pulley (5mm ID 6mm W)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T2 20T Pulley (5mm ID 9mm W)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T2 Belt Loop (6mm W) - 188m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x30mm Shaf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T2 Open Belt LL-2GT-9 (9mm wide) - 1110m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MG Extruder Componnets Ki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near Rail MGN9H 400mm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T2 Open Belt LL-2GT-6 (6mm wide) - 2000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NEMA17 Motor 17HS19-2004S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DT KW10 Limit Micro Switc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-08N Inductive Prob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3D V6 Bowden Hotend Kit (24V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x40x20 Centrifugal Fan (24V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0x40x10 Axial Fan (24V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i 12864 Displa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let Power Socket IEC320 C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stone CAT6 Insert (Optional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0x60x20 Fan (24V)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KR 1.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MC2209 Stepper Motor Drive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B Cable A-male B-mal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spberryPi 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an Well LRS-200-24 PS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an Well RS-25-5 PSU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mron G3A-210B-DC5 SS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N Rail Mount Bracket for G3A SS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85 Diod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13 Power Cor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al Fuse (120C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MA17 Motor 17HS08-1004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bration Management</text:p>
          </table:table-cell>
          <table:table-cell office:value-type="string" calcext:value-type="string">
            <text:p>Rubber Compressor Foo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OpenBuilds Angle Corner Connector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umi HFSB5-2020-34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N 3 Rails (35mm W) - 470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umi HFSB5-2020-4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umi HFSB5-2020-4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umi HFSB5-2020-470-TPW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umi HFSB5-2020-490-TPW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sumi HBLCR5-B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Misc</text:p>
          </table:table-cell>
          <table:table-cell office:value-type="string" calcext:value-type="string">
            <text:p>Fume Extractor Carbon Filter Elem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mm Bowden Coupl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wden Tube 100mm Piece (For Spool Holder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M VHB Tape 59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ctite Blue Threadlocker Stic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bil EP2 Gr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perLube PTFE Greas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sa Wire Loom Harness Tap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x3mm Neodimium Magne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TFE Tube (4mm OD 3mm ID) - 1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bles</text:p>
          </table:table-cell>
          <table:table-cell office:value-type="string" calcext:value-type="string">
            <text:p>Nylon Cable Ties 4"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AWG Silicone Cable (10ft total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4AWG Silicone Cable (250ft total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ade Crimp Terminal 4.8mm Femal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ST XH Connector Plug 4 Positio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ST XH Connector Plug 2 Positio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roFit3 Connector Plug 4 Positi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roFit3 Connector Plug 3 Posi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roFit3 Connector Plug 2 Posi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roFit3 Connector Receptacle 4 Positi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roFit3 Connector Receptacle 3 Posit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roFit3 Connector Receptacle 2 Positio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ST XH Female Pin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roFit3 Female Pin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roFit3 Male Pin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GUS E2-10-10-018-0 Chain (405mm [1.33ft]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GUS E2-100-10-12PZ Chain End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GUS E2-15-10-028-0 Chain (545mm [1.79ft])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GUS E2-150-10-12PZ Chain End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nels</text:p>
          </table:table-cell>
          <table:table-cell office:value-type="string" calcext:value-type="string">
            <text:p>Coroplast Sheet - 470x470x4 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oplast Sheet - 484x504x4 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rylic Sheet Clear - 242x504x2.5 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rylic Sheet Clear - 484x504x2.5 mm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rylic Sheet Clear - 484x484x2.5 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ildplate</text:p>
          </table:table-cell>
          <table:table-cell office:value-type="string" calcext:value-type="string">
            <text:p>3M 468MP Adhesive Sheet - 14"x14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EI 0.04" Sheet - 14"x14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C6 5/16" Plate - 14"x14"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enovo Silicone AC Heater w/ thermistor - 300x300mm (650W)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3-12T21:50:17.114000000</dc:date>
    <meta:editing-duration>P12DT7H10M1S</meta:editing-duration>
    <meta:editing-cycles>1</meta:editing-cycles>
    <meta:document-statistic meta:table-count="1" meta:cell-count="225" meta:object-count="0"/>
    <meta:generator>LibreOffice/6.3.0.4$Windows_X86_64 LibreOffice_project/057fc023c990d676a43019934386b85b21a9ee99</meta:generator>
  </office:meta>
</office:document-meta>
</file>